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ec78a"/>
    </style:style>
    <style:style style:name="P2" style:family="paragraph" style:parent-style-name="Standard">
      <style:text-properties fo:language="ru" fo:country="RU" officeooo:paragraph-rsid="001ec78a"/>
    </style:style>
    <style:style style:name="P3" style:family="paragraph" style:parent-style-name="Standard" style:list-style-name="L1">
      <style:text-properties officeooo:paragraph-rsid="001ec78a"/>
    </style:style>
    <style:style style:name="P4" style:family="paragraph" style:parent-style-name="Standard" style:list-style-name="L2">
      <style:text-properties officeooo:paragraph-rsid="001ec78a"/>
    </style:style>
    <style:style style:name="P5" style:family="paragraph" style:parent-style-name="Standard">
      <style:paragraph-properties fo:break-before="page"/>
      <style:text-properties officeooo:paragraph-rsid="001fb71f"/>
    </style:style>
    <style:style style:name="P6" style:family="paragraph" style:parent-style-name="Text_20_body">
      <style:text-properties officeooo:paragraph-rsid="001ec78a"/>
    </style:style>
    <style:style style:name="P7" style:family="paragraph" style:parent-style-name="Text_20_body">
      <style:text-properties fo:language="ru" fo:country="RU" officeooo:paragraph-rsid="001fb71f"/>
    </style:style>
    <style:style style:name="P8" style:family="paragraph" style:parent-style-name="Text_20_body">
      <style:text-properties fo:language="ru" fo:country="RU" officeooo:rsid="001fb71f" officeooo:paragraph-rsid="001fb71f"/>
    </style:style>
    <style:style style:name="P9" style:family="paragraph" style:parent-style-name="Text_20_body">
      <style:text-properties officeooo:paragraph-rsid="0021a722"/>
    </style:style>
    <style:style style:name="P10" style:family="paragraph" style:parent-style-name="Text_20_body">
      <style:text-properties officeooo:paragraph-rsid="0022b208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ec78a"/>
    </style:style>
    <style:style style:name="T3" style:family="text">
      <style:text-properties fo:language="ru" fo:country="RU" officeooo:rsid="000f6a96"/>
    </style:style>
    <style:style style:name="T4" style:family="text">
      <style:text-properties fo:language="ru" fo:country="RU" officeooo:rsid="0010fc02"/>
    </style:style>
    <style:style style:name="T5" style:family="text">
      <style:text-properties fo:language="ru" fo:country="RU" officeooo:rsid="00140971"/>
    </style:style>
    <style:style style:name="T6" style:family="text">
      <style:text-properties fo:language="ru" fo:country="RU" officeooo:rsid="0021a722"/>
    </style:style>
    <style:style style:name="T7" style:family="text">
      <style:text-properties fo:language="ru" fo:country="RU" officeooo:rsid="001fb71f"/>
    </style:style>
    <style:style style:name="T8" style:family="text">
      <style:text-properties fo:language="ru" fo:country="RU" officeooo:rsid="0022b208"/>
    </style:style>
    <style:style style:name="T9" style:family="text">
      <style:text-properties officeooo:rsid="001ec78a"/>
    </style:style>
    <style:style style:name="T10" style:family="text">
      <style:text-properties officeooo:rsid="001fb71f"/>
    </style:style>
    <style:style style:name="T11" style:family="text">
      <style:text-properties officeooo:rsid="00140971"/>
    </style:style>
    <style:style style:name="T12" style:family="text">
      <style:text-properties officeooo:rsid="0021a722"/>
    </style:style>
    <style:style style:name="T13" style:family="text">
      <style:text-properties officeooo:rsid="0022b208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ведение.</text:p>
      <text:p text:style-name="P6">В настоящее время увеличивается количество новых локальных сетей <text:span text:style-name="T1">даже в не больших организациях таких как </text:span><text:span text:style-name="T2">автосервис</text:span>, существую<text:span text:style-name="T9">т</text:span> сети.</text:p>
      <text:p text:style-name="P6">Локальная сеть (LAN, Local Area Network) – это компьютерная сеть, позволяющая нескольким компьютерам подключаться к Интернету через единую точку доступа. Общей точкой доступа могут выступать модемы, маршрутизаторы, коммутаторы, сетевые адаптеры. Соответственно, локальная сеть может быть построена по технологии Ethernet (проводной доступ в Интернет) или Wi-Fi, Bluetooth, GPRS (беспроводной доступ). <text:span text:style-name="T1">Подключение к Интернету через локальную сеть очень удобно для членов сети, поэтому данная технология имеет большое распространение.</text:span></text:p>
      <text:p text:style-name="P2">С помощью локальной сети удаленные рабочие станции объединяются в единую систему, имеющую следующие преимущества:</text:p>
      <text:list xml:id="list6764417303974082665" text:style-name="L1">
        <text:list-item>
          <text:p text:style-name="P3">Разделение ресурсов - позволяет совместно использовать ресурсы, например, периферийные устройства (принтеры, сканеры), всеми станциями, входящими в сеть.</text:p>
        </text:list-item>
        <text:list-item>
          <text:p text:style-name="P3">Разделение данных - позволяет совместно использовать информацию, находящуюся на жестких дисках рабочих станций и сервера.</text:p>
        </text:list-item>
        <text:list-item>
          <text:p text:style-name="P3">Разделение программных средств - обеспечивает совместное использование программ, установленных на рабочих станциях и сервере.</text:p>
        </text:list-item>
        <text:list-item>
          <text:p text:style-name="P3">Разделение ресурсов процессора - возможность использования вычислительных мощностей для обработки данных другими системами, входящими в сеть.</text:p>
        </text:list-item>
      </text:list>
      <text:p text:style-name="P6"/>
      <text:p text:style-name="P6"><text:span text:style-name="T1">При создании любой локальной сети мы обязаны </text:span><text:span text:style-name="T3">обеспечить степень её защиты, т.е.</text:span><text:span text:style-name="T4">организовать защиту её</text:span><text:span text:style-name="T1"> </text:span><text:span text:style-name="T4">программной и аппаратной части</text:span><text:span text:style-name="T1">. </text:span><text:span text:style-name="Strong_20_Emphasis">П</text:span>од аппаратными средствами защиты понимаются специальные средства, непосредственно входящие в состав технического обеспечения и выполняющие функции защиты как самостоятельно, так и в комплексе с другими средствами, например с программными. Можно выделить некоторые наиболее важные элементы аппаратной защиты:</text:p>
      <text:list xml:id="list1411527751734607493" text:style-name="L2">
        <text:list-item>
          <text:p text:style-name="P4">защита от сбоев в электропитании;</text:p>
        </text:list-item>
        <text:list-item>
          <text:p text:style-name="P4">защита от сбоев серверов, рабочих станций и локальных компьютеров;</text:p>
        </text:list-item>
        <text:list-item>
          <text:p text:style-name="P4">защита от сбоев устройств для хранения информации;</text:p>
        </text:list-item>
        <text:list-item>
          <text:p text:style-name="P4"><text:span text:style-name="T1">защита от утечек информации электромагнитных излучений.</text:span></text:p>
        </text:list-item>
      </text:list>
      <text:p text:style-name="P1"/>
      <text:p text:style-name="P5">Анализ</text:p>
      <text:p text:style-name="P7">Цель: <text:s/>создание локальной сети <text:span text:style-name="T10">автосервиса.</text:span></text:p>
      <text:p text:style-name="P8"><text:span text:style-name="T11">Проведенный</text:span> анализ показал что в автосервисе нужны 2 локальные сети:бухгалтерия и рабочих мест начальства. В бухгалтерии есть 3 рабочих компьютера: 1 главного бухгалтера и 2 его помощников. <text:span text:style-name="T12">А так же у нас есть компьютеры директора и его заместителя.</text:span></text:p>
      <text:p text:style-name="P9"><text:span text:style-name="T5">Мы провели анализ в выяснили, что </text:span><text:span text:style-name="T6">в</text:span> локальной сети бухгалтерия <text:span text:style-name="T12">будет</text:span> осуществля<text:span text:style-name="T12">ться</text:span> фильтрация доступа в интернет на базе белого списка сайтов поср<text:span text:style-name="T12">е</text:span>дств<text:span text:style-name="T12">а</text:span>м прокси сервера. Вторая сеть имеет полный доступ в интернет,без фильтрации.)</text:p>
      <text:p text:style-name="P10"><text:span text:style-name="T13">Для этого мы сделаем к</text:span>онфигурирование маршрутизатора на базе gnu/linux в соответствии с результатами анализа (настройка сетевых интерфейсов,<text:span text:style-name="T7">настройка службы dhсp для выдачи ip адресов произвольного диап</text:span><text:span text:style-name="T8">а</text:span><text:span text:style-name="T7">зона,настройка доступа сети бухгалтерия в интернет только через прокси сервер, настройка полного доступа второй сети в интернет</text:span><text:span text:style-name="T8">)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2:06:27.648073018</meta:creation-date>
    <dc:date>2017-05-26T12:45:26.273076554</dc:date>
    <meta:editing-duration>PT8M57S</meta:editing-duration>
    <meta:editing-cycles>2</meta:editing-cycles>
    <meta:generator>LibreOffice/4.2.7.2$Linux_x86 LibreOffice_project/420m0$Build-2</meta:generator>
    <meta:document-statistic meta:table-count="0" meta:image-count="0" meta:object-count="0" meta:page-count="2" meta:paragraph-count="18" meta:word-count="367" meta:character-count="2845" meta:non-whitespace-character-count="2502"/>
  </office:meta>
</office:document-meta>
</file>